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table:table-column table:style-name="co1" table:number-columns-repeated="12" table:default-cell-style-name="Default"/>
        <table:table-row table:style-name="ro1">
          <table:table-cell table:style-name="ce1" office:value-type="float" office:value="19.7000000000001">
            <text:p>19.7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  <draw:control table:end-cell-address="Sheet1.I4" table:end-x="0.084cm" table:end-y="0.399cm" draw:z-index="0" draw:name="RTC起動" draw:text-style-name="P1" svg:width="3.681cm" svg:height="1.062cm" svg:x="0.92cm" svg:y="0.24cm" draw:control="control1"/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0.2">
            <text:p>0.2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45">
            <text:p>0.4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55">
            <text:p>0.55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Gamepad0hat:4</text:p>
          </table:table-cell>
          <table:table-cell office:value-type="string">
            <text:p>Gamepad0hat:5</text:p>
          </table:table-cell>
          <table:table-cell office:value-type="string">
            <text:p>Gamepad0hat:6</text:p>
          </table:table-cell>
          <table:table-cell office:value-type="string">
            <text:p>Gamepad0hat:7</text:p>
          </table:table-cell>
          <table:table-cell office:value-type="string">
            <text:p>Gamepad0hat:8</text:p>
          </table:table-cell>
          <table:table-cell office:value-type="string">
            <text:p>Gamepad0hat:9</text:p>
          </table:table-cell>
          <table:table-cell office:value-type="string">
            <text:p>Gamepad0hat:10</text:p>
          </table:table-cell>
          <table:table-cell office:value-type="string">
            <text:p>Gamepad0hat:11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  <draw:control table:end-cell-address="Sheet1.I8" table:end-x="0.056cm" table:end-y="0.319cm" draw:z-index="1" draw:text-style-name="P1" svg:width="3.569cm" svg:height="0.956cm" svg:x="1.004cm" svg:y="0.266cm" draw:control="control2"/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float" office:value="0.4">
            <text:p>0.4</text:p>
          </table:table-cell>
          <table:table-cell table:number-columns-repeated="2" table:style-name="ce1" office:value-type="float" office:value="0.25">
            <text:p>0.25</text:p>
          </table:table-cell>
          <table:table-cell office:value-type="float" office:value="0.2">
            <text:p>0.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2" table:style-name="ce1" office:value-type="float" office:value="-0.00779999978840351">
            <text:p>-0.01</text:p>
          </table:table-cell>
          <table:table-cell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style-name="ce1" office:value-type="float" office:value="-0.182094994839282">
            <text:p>-0.18</text:p>
          </table:table-cell>
          <table:table-cell table:style-name="ce1" office:value-type="float" office:value="-0.795009993016708">
            <text:p>-0.8</text:p>
          </table:table-cell>
          <table:table-cell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2" table:style-name="ce1" office:value-type="float" office:value="-0.00779999978840351">
            <text:p>-0.01</text:p>
          </table:table-cell>
          <table:table-cell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style-name="ce1" office:value-type="float" office:value="-0.880539993569242">
            <text:p>-0.88</text:p>
          </table:table-cell>
          <table:table-cell table:style-name="ce1" office:value-type="float" office:value="-0.0717899938113994">
            <text:p>-0.07</text:p>
          </table:table-cell>
          <table:table-cell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  <draw:control table:end-cell-address="Sheet1.H19" table:end-x="2.203cm" table:end-y="0.186cm" draw:z-index="3" draw:text-style-name="P2" svg:width="3.318cm" svg:height="0.85cm" svg:x="1.143cm" svg:y="0.239cm" draw:control="control4"/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  <draw:control table:end-cell-address="Sheet1.H22" table:end-x="2.23cm" table:end-y="0.265cm" draw:z-index="2" draw:text-style-name="P1" svg:width="3.457cm" svg:height="1.01cm" svg:x="1.031cm" svg:y="0.159cm" draw:control="control3"/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保存用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/:localhost:Owner:Gamepad0:button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/:localhost:Owner:Gamepad0:axis1</text:p>
          </table:table-cell>
          <table:table-cell office:value-type="string">
            <text:p>A</text:p>
          </table:table-cell>
          <table:table-cell office:value-type="string">
            <text:p>11</text:p>
          </table:table-cell>
          <table:table-cell office:value-type="string">
            <text:p>B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/:localhost:Owner:Gamepad0:axis0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/:localhost:Owner:Gamepad0:hat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2015/07/26</text:date>, <text:time>22:36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/4.1.1$Win32 OpenOffice.org_project/411m6$Build-9775</meta:generator>
    <dc:date>2015-07-26T22:36:42.52</dc:date>
    <meta:editing-duration>PT2H44M49S</meta:editing-duration>
    <meta:editing-cycles>16</meta:editing-cycles>
    <meta:document-statistic meta:table-count="4" meta:cell-count="6565" meta:object-count="4"/>
  </office:meta>
</office:document-meta>
</file>